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5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09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8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1.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ittelpunkt [mm]</text:p>
          </table:table-cell>
          <table:table-cell office:value-type="float" office:value="24.7">
            <text:p>24,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gelbes Licht</text:p>
          </table:table-cell>
        </table:table-row>
        <table:table-row table:style-name="ro2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2">
          <table:table-cell table:style-name="ce2" office:value-type="float" office:value="25.1">
            <text:p>25,10</text:p>
          </table:table-cell>
          <table:table-cell table:style-name="ce2" office:value-type="float" office:value="24.3">
            <text:p>24,30</text:p>
          </table:table-cell>
          <table:table-cell table:number-columns-repeated="3"/>
        </table:table-row>
        <table:table-row table:style-name="ro2">
          <table:table-cell table:style-name="ce2" office:value-type="float" office:value="25.3">
            <text:p>25,30</text:p>
          </table:table-cell>
          <table:table-cell table:style-name="ce2" office:value-type="float" office:value="24.1">
            <text:p>24,10</text:p>
          </table:table-cell>
          <table:table-cell table:number-columns-repeated="3"/>
        </table:table-row>
        <table:table-row table:style-name="ro2">
          <table:table-cell table:style-name="ce2" office:value-type="float" office:value="25.5">
            <text:p>25,50</text:p>
          </table:table-cell>
          <table:table-cell table:style-name="ce2" office:value-type="float" office:value="24">
            <text:p>24,00</text:p>
          </table:table-cell>
          <table:table-cell table:number-columns-repeated="3"/>
        </table:table-row>
        <table:table-row table:style-name="ro2">
          <table:table-cell table:style-name="ce2" office:value-type="float" office:value="25.6">
            <text:p>25,60</text:p>
          </table:table-cell>
          <table:table-cell table:style-name="ce2" office:value-type="float" office:value="23.8">
            <text:p>23,80</text:p>
          </table:table-cell>
          <table:table-cell table:number-columns-repeated="3"/>
        </table:table-row>
        <table:table-row table:style-name="ro2">
          <table:table-cell table:style-name="ce2" office:value-type="float" office:value="25.7">
            <text:p>25,70</text:p>
          </table:table-cell>
          <table:table-cell table:style-name="ce2" office:value-type="float" office:value="23.7">
            <text:p>23,70</text:p>
          </table:table-cell>
          <table:table-cell table:number-columns-repeated="3"/>
        </table:table-row>
        <table:table-row table:style-name="ro2">
          <table:table-cell table:style-name="ce2" office:value-type="float" office:value="25.8">
            <text:p>25,80</text:p>
          </table:table-cell>
          <table:table-cell table:style-name="ce2" office:value-type="float" office:value="23.6">
            <text:p>23,60</text:p>
          </table:table-cell>
          <table:table-cell table:number-columns-repeated="3"/>
        </table:table-row>
        <table:table-row table:style-name="ro2">
          <table:table-cell table:style-name="ce2" office:value-type="float" office:value="26">
            <text:p>26,00</text:p>
          </table:table-cell>
          <table:table-cell table:style-name="ce2"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table:style-name="ce2" office:value-type="float" office:value="26.1">
            <text:p>26,10</text:p>
          </table:table-cell>
          <table:table-cell table:style-name="ce2"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table:style-name="ce2" office:value-type="float" office:value="26.1">
            <text:p>26,10</text:p>
          </table:table-cell>
          <table:table-cell table:style-name="ce2" office:value-type="float" office:value="23.4">
            <text:p>23,40</text:p>
          </table:table-cell>
          <table:table-cell table:number-columns-repeated="3"/>
        </table:table-row>
        <table:table-row table:style-name="ro2">
          <table:table-cell table:style-name="ce2" office:value-type="float" office:value="26.2">
            <text:p>26,20</text:p>
          </table:table-cell>
          <table:table-cell table:style-name="ce2"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table:style-name="ce2" office:value-type="float" office:value="26.3">
            <text:p>26,30</text:p>
          </table:table-cell>
          <table:table-cell table:style-name="ce2"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table:style-name="ce2" office:value-type="float" office:value="26.3">
            <text:p>26,30</text:p>
          </table:table-cell>
          <table:table-cell table:style-name="ce2"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table:style-name="ce2" office:value-type="float" office:value="26.4">
            <text:p>26,40</text:p>
          </table:table-cell>
          <table:table-cell table:style-name="ce2"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.1">
            <text:p>23,1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">
            <text:p>23,0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">
            <text:p>23,0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ittelpunkt [mm]</text:p>
          </table:table-cell>
          <table:table-cell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gelb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1.1">
            <text:p>21,1</text:p>
          </table:table-cell>
          <table:table-cell table:style-name="ce3"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style-name="ce3" office:value-type="float" office:value="21.3">
            <text:p>21,3</text:p>
          </table:table-cell>
          <table:table-cell table:style-name="ce3" office:value-type="float" office:value="20.4">
            <text:p>20,4</text:p>
          </table:table-cell>
          <table:table-cell table:number-columns-repeated="3"/>
        </table:table-row>
        <table:table-row table:style-name="ro1">
          <table:table-cell table:style-name="ce3" office:value-type="float" office:value="21.4">
            <text:p>21,4</text:p>
          </table:table-cell>
          <table:table-cell table:style-name="ce3" office:value-type="float" office:value="20.2">
            <text:p>20,2</text:p>
          </table:table-cell>
          <table:table-cell table:number-columns-repeated="3"/>
        </table:table-row>
        <table:table-row table:style-name="ro1">
          <table:table-cell table:style-name="ce3" office:value-type="float" office:value="21.5">
            <text:p>21,5</text:p>
          </table:table-cell>
          <table:table-cell table:style-name="ce3" office:value-type="float" office:value="20.1">
            <text:p>20,1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0">
            <text:p>20,0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19.9">
            <text:p>19,9</text:p>
          </table:table-cell>
          <table:table-cell table:number-columns-repeated="3"/>
        </table:table-row>
        <table:table-row table:style-name="ro1" table:number-rows-repeated="10">
          <table:table-cell table:style-name="ce2" table:number-columns-repeated="2"/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3" table:style-name="ta1"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4" office:value-type="string">
            <text:p>Variante 1: Bestimmung Brennweite der Lin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Position Schirm [cm]</text:p>
          </table:table-cell>
          <table:table-cell office:value-type="string">
            <text:p>Positionen Linse [cm]</text:p>
          </table:table-cell>
          <table:table-cell/>
          <table:table-cell table:style-name="ce4" office:value-type="string">
            <text:p>Fehler (abgeschätzt)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1">
            <text:p>38,1</text:p>
          </table:table-cell>
          <table:table-cell/>
          <table:table-cell office:value-type="string">
            <text:p>Position Schirm [cm]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/>
          <table:table-cell office:value-type="string">
            <text:p>Position Linse [cm]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3">
            <text:p>38,3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4">
            <text:p>38,4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Variante 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elpunkt [mm]</text:p>
          </table:table-cell>
          <table:table-cell table:style-name="ce3" office:value-type="float" office:value="23">
            <text:p>23,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rot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2.6">
            <text:p>22,6</text:p>
          </table:table-cell>
          <table:table-cell table:style-name="ce3" office:value-type="float" office:value="23.4">
            <text:p>23,4</text:p>
          </table:table-cell>
          <table:table-cell table:number-columns-repeated="3"/>
        </table:table-row>
        <table:table-row table:style-name="ro1">
          <table:table-cell table:style-name="ce3" office:value-type="float" office:value="22.4">
            <text:p>22,4</text:p>
          </table:table-cell>
          <table:table-cell table:style-name="ce3" office:value-type="float" office:value="23.6">
            <text:p>23,6</text:p>
          </table:table-cell>
          <table:table-cell table:number-columns-repeated="3"/>
        </table:table-row>
        <table:table-row table:style-name="ro1">
          <table:table-cell table:style-name="ce3" office:value-type="float" office:value="22.3">
            <text:p>22,3</text:p>
          </table:table-cell>
          <table:table-cell table:style-name="ce3" office:value-type="float" office:value="23.8">
            <text:p>23,8</text:p>
          </table:table-cell>
          <table:table-cell table:number-columns-repeated="3"/>
        </table:table-row>
        <table:table-row table:style-name="ro1">
          <table:table-cell table:style-name="ce3" office:value-type="float" office:value="22.1">
            <text:p>22,1</text:p>
          </table:table-cell>
          <table:table-cell table:style-name="ce3" office:value-type="float" office:value="23.9">
            <text:p>23,9</text:p>
          </table:table-cell>
          <table:table-cell table:number-columns-repeated="3"/>
        </table:table-row>
        <table:table-row table:style-name="ro1">
          <table:table-cell table:style-name="ce3" office:value-type="float" office:value="22">
            <text:p>22,0</text:p>
          </table:table-cell>
          <table:table-cell table:style-name="ce3" office:value-type="float" office:value="24">
            <text:p>24,0</text:p>
          </table:table-cell>
          <table:table-cell table:number-columns-repeated="3"/>
        </table:table-row>
        <table:table-row table:style-name="ro1">
          <table:table-cell table:style-name="ce3" office:value-type="float" office:value="21.9">
            <text:p>21,9</text:p>
          </table:table-cell>
          <table:table-cell table:style-name="ce3" office:value-type="float" office:value="24.1">
            <text:p>24,1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2">
            <text:p>24,2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3">
            <text:p>24,3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</table:table>
      <table:table table:name="2.1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style-name="ce4" office:value-type="string">
            <text:p>Gitterkonstant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links</text:p>
          </table:table-cell>
          <table:table-cell table:style-name="ce4" table:number-columns-repeated="3"/>
          <table:table-cell table:style-name="ce4" office:value-type="string">
            <text:p>rechts</text:p>
          </table:table-cell>
          <table:table-cell table:number-columns-repeated="3"/>
          <table:table-cell table:style-name="ce4" office:value-type="string">
            <text:p>Mittelwer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5" table:formula="of:=[.A3]+[.B3]/60" office:value-type="float" office:value="21.0833333333333">
            <text:p>21,083</text:p>
          </table:table-cell>
          <table:table-cell/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table:style-name="ce5" table:formula="of:=[.E3]+[.F3]/60" office:value-type="float" office:value="339.083333333333">
            <text:p>339,083</text:p>
          </table:table-cell>
          <table:table-cell/>
          <table:table-cell table:style-name="ce5" table:formula="of:=0.5*([.C3]+360-[.G3])" office:value-type="float" office:value="21">
            <text:p>21,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style-name="ce5" table:formula="of:=[.A4]+[.B4]/60" office:value-type="float" office:value="45.6666666666667">
            <text:p>45,667</text:p>
          </table:table-cell>
          <table:table-cell/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 table:style-name="ce5" table:formula="of:=[.E4]+[.F4]/60" office:value-type="float" office:value="314.3">
            <text:p>314,300</text:p>
          </table:table-cell>
          <table:table-cell/>
          <table:table-cell table:style-name="ce5" table:formula="of:=0.5*([.C4]+360-[.G4])" office:value-type="float" office:value="45.6833333333333">
            <text:p>45,683</text:p>
          </table:table-cell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Ordnung</text:p>
          </table:table-cell>
          <table:table-cell office:value-type="string">
            <text:p>A_1</text:p>
          </table:table-cell>
          <table:table-cell office:value-type="string">
            <text:p>A_2</text:p>
          </table:table-cell>
          <table:table-cell office:value-type="string">
            <text:p>da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21.0833333333333">
            <text:p>21,083</text:p>
          </table:table-cell>
          <table:table-cell table:style-name="ce5" office:value-type="float" office:value="339.083333333333">
            <text:p>339,083</text:p>
          </table:table-cell>
          <table:table-cell table:style-name="ce5" table:formula="of:=([.B9]+360-[.C9])" office:value-type="float" office:value="42.0000000000003">
            <text:p>42,000</text:p>
          </table:table-cell>
          <table:table-cell office:value-type="float" office:value="1644.3992850022">
            <text:p>1644,3992850022</text:p>
          </table:table-cell>
          <table:table-cell/>
          <table:table-cell table:formula="of:=([.A9]*[.$A$14]*0.5*COS(([.D9]/2)*PI()/180))/(SIN(([.D9]/2)*PI()/180)^2) ^2* (2*[.$A$20])" office:value-type="float" office:value="2223.72087217962">
            <text:p>2223,7208721796</text:p>
          </table:table-cell>
          <table:table-cell/>
          <table:table-cell table:formula="of:=[.G9]+[.G10]" office:value-type="float" office:value="5412.68616179422">
            <text:p>5412,6861617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float" office:value="45.6666666666667">
            <text:p>45,667</text:p>
          </table:table-cell>
          <table:table-cell table:style-name="ce5" office:value-type="float" office:value="314.3">
            <text:p>314,300</text:p>
          </table:table-cell>
          <table:table-cell table:style-name="ce5" table:formula="of:=([.B10]+360-[.C10])/2" office:value-type="float" office:value="45.6833333333333">
            <text:p>45,683</text:p>
          </table:table-cell>
          <table:table-cell office:value-type="float" office:value="1647.26376800028">
            <text:p>1647,2637680003</text:p>
          </table:table-cell>
          <table:table-cell/>
          <table:table-cell table:formula="of:=([.A10]*[.$A$14]*0.5*COS([.D10]/2*PI()/180))/(SIN([.D10]/2*PI()/180)^2) ^2* (2*[.$A$20])" office:value-type="float" office:value="3188.9652896146">
            <text:p>3188,9652896146</text:p>
          </table:table-cell>
          <table:table-cell/>
          <table:table-cell table:formula="of:=[.I9]/2" office:value-type="float" office:value="2706.34308089711">
            <text:p>2706,3430808971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mittlere Wellenlänge</text:p>
          </table:table-cell>
          <table:table-cell table:number-columns-repeated="8"/>
        </table:table-row>
        <table:table-row table:style-name="ro2">
          <table:table-cell office:value-type="float" office:value="589.3">
            <text:p>589,3</text:p>
          </table:table-cell>
          <table:table-cell table:number-columns-repeated="3"/>
          <table:table-cell table:formula="of:=AVERAGE([.E9:.E10])" office:value-type="float" office:value="1645.83152650124">
            <text:p>1645,831526501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G_1</text:p>
          </table:table-cell>
          <table:table-cell table:formula="of:=([.A9]*[.$A$14])/SIN([.D9]*PI()/180/2)" office:value-type="float" office:value="1644.3992850022">
            <text:p>1644,3992850022</text:p>
          </table:table-cell>
          <table:table-cell table:number-columns-repeated="7"/>
        </table:table-row>
        <table:table-row table:style-name="ro1">
          <table:table-cell office:value-type="string">
            <text:p>G_2</text:p>
          </table:table-cell>
          <table:table-cell table:formula="of:=([.A10]*[.$A$14])/SIN([.D10]*PI()/180)" office:value-type="float" office:value="1647.26376800028">
            <text:p>1647,2637680003</text:p>
          </table:table-cell>
          <table:table-cell table:number-columns-repeated="7"/>
        </table:table-row>
        <table:table-row table:style-name="ro2">
          <table:table-cell table:number-columns-repeated="5"/>
          <table:table-cell table:formula="of:=1/[.E14]" office:value-type="float" office:value="0.000607595603740702">
            <text:p>0,0006075956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formula="of:=4/60" office:value-type="float" office:value="0.0666666666666667">
            <text:p>0,0666666667</text:p>
          </table:table-cell>
          <table:table-cell table:number-columns-repeated="8"/>
        </table:table-row>
        <table:table-row table:style-name="ro1">
          <table:table-cell table:number-columns-repeated="9"/>
        </table:table-row>
      </table:table>
      <table:table table:name="2.2" table:style-name="ta1">
        <table:table-column table:style-name="co3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office:value-type="string">
            <text:p>Doppellini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4" office:value-type="string">
            <text:p>links</text:p>
          </table:table-cell>
          <table:table-cell table:style-name="ce4" table:number-columns-repeated="2"/>
          <table:table-cell table:style-name="ce4" office:value-type="string">
            <text:p>rechts</text:p>
          </table:table-cell>
          <table:table-cell table:style-name="ce4"/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 table:style-name="ce5" table:formula="of:=[.A5]+[.B5]/60" office:value-type="float" office:value="314.3">
            <text:p>314,300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table:style-name="ce5" table:formula="of:=[.D5]+[.E5]/60" office:value-type="float" office:value="314.2">
            <text:p>314,2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style-name="ce5" table:formula="of:=[.A6]+[.B6]/60" office:value-type="float" office:value="45.6666666666667">
            <text:p>45,66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table:formula="of:=[.D6]+[.E6]/60" office:value-type="float" office:value="45.7333333333333">
            <text:p>45,733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Messung nach</text:p>
          </table:table-cell>
          <table:table-cell office:value-type="string">
            <text:p>da</text:p>
          </table:table-cell>
          <table:table-cell table:number-columns-repeated="4"/>
        </table:table-row>
        <table:table-row table:style-name="ro1">
          <table:table-cell office:value-type="string">
            <text:p>links</text:p>
          </table:table-cell>
          <table:table-cell table:style-name="ce5" table:formula="of:=[.C5]-[.F5]" office:value-type="float" office:value="0.100000000000023">
            <text:p>0,100</text:p>
          </table:table-cell>
          <table:table-cell table:number-columns-repeated="4"/>
        </table:table-row>
        <table:table-row table:style-name="ro2">
          <table:table-cell office:value-type="string">
            <text:p>rechts</text:p>
          </table:table-cell>
          <table:table-cell table:style-name="ce5" table:formula="of:=[.F6]-[.C6]" office:value-type="float" office:value="0.06666666666667">
            <text:p>0,067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4"/>
        </table:table-row>
      </table:table>
      <table:table table:name="2.3" table:style-name="ta1">
        <table:table-column table:style-name="co3" table:number-columns-repeated="8" table:default-cell-style-name="Default"/>
        <table:table-row table:style-name="ro3">
          <table:table-cell table:style-name="ce6" office:value-type="string">
            <text:p>links</text:p>
          </table:table-cell>
          <table:table-cell table:style-name="ce6" table:number-columns-repeated="2"/>
          <table:table-cell table:style-name="ce6" office:value-type="string">
            <text:p>rechts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5" table:formula="of:=[.A3]+[.B3]/60" office:value-type="float" office:value="5.56666666666667">
            <text:p>5,567</text:p>
          </table:table-cell>
          <table:table-cell office:value-type="float" office:value="354">
            <text:p>354</text:p>
          </table:table-cell>
          <table:table-cell office:value-type="float" office:value="25">
            <text:p>25</text:p>
          </table:table-cell>
          <table:table-cell table:style-name="ce5" table:formula="of:=[.D3]+[.E3]/60" office:value-type="float" office:value="354.416666666667">
            <text:p>354,417</text:p>
          </table:table-cell>
          <table:table-cell/>
          <table:table-cell table:formula="of:=0.5*([.C3]+360-[.F3])" office:value-type="float" office:value="5.57499999999999">
            <text:p>5,5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style-name="ce5" table:formula="of:=[.A4]+[.B4]/60" office:value-type="float" office:value="11.2166666666667">
            <text:p>11,217</text:p>
          </table:table-cell>
          <table:table-cell office:value-type="float" office:value="347">
            <text:p>347</text:p>
          </table:table-cell>
          <table:table-cell office:value-type="float" office:value="55">
            <text:p>55</text:p>
          </table:table-cell>
          <table:table-cell table:style-name="ce5" table:formula="of:=[.D4]+[.E4]/60" office:value-type="float" office:value="347.916666666667">
            <text:p>347,917</text:p>
          </table:table-cell>
          <table:table-cell/>
          <table:table-cell table:formula="of:=0.5*([.C4]+360-[.F4])" office:value-type="float" office:value="11.65">
            <text:p>11,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style-name="ce5" table:formula="of:=[.A5]+[.B5]/60" office:value-type="float" office:value="16.95">
            <text:p>16,950</text:p>
          </table:table-cell>
          <table:table-cell office:value-type="float" office:value="343">
            <text:p>343</text:p>
          </table:table-cell>
          <table:table-cell office:value-type="float" office:value="18">
            <text:p>18</text:p>
          </table:table-cell>
          <table:table-cell table:style-name="ce5" table:formula="of:=[.D5]+[.E5]/60" office:value-type="float" office:value="343.3">
            <text:p>343,300</text:p>
          </table:table-cell>
          <table:table-cell/>
          <table:table-cell table:formula="of:=0.5*([.C5]+360-[.F5])" office:value-type="float" office:value="16.825">
            <text:p>16,8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style-name="ce5" table:formula="of:=[.A6]+[.B6]/60" office:value-type="float" office:value="22.8666666666667">
            <text:p>22,867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table:style-name="ce5" table:formula="of:=[.D6]+[.E6]/60" office:value-type="float" office:value="337.5">
            <text:p>337,500</text:p>
          </table:table-cell>
          <table:table-cell/>
          <table:table-cell table:formula="of:=0.5*([.C6]+360-[.F6])" office:value-type="float" office:value="22.6833333333333">
            <text:p>22,68333333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style-name="ce5" table:formula="of:=[.A7]+[.B7]/60" office:value-type="float" office:value="29.1666666666667">
            <text:p>29,167</text:p>
          </table:table-cell>
          <table:table-cell office:value-type="float" office:value="331">
            <text:p>331</text:p>
          </table:table-cell>
          <table:table-cell office:value-type="float" office:value="28">
            <text:p>28</text:p>
          </table:table-cell>
          <table:table-cell table:style-name="ce5" table:formula="of:=[.D7]+[.E7]/60" office:value-type="float" office:value="331.466666666667">
            <text:p>331,467</text:p>
          </table:table-cell>
          <table:table-cell/>
          <table:table-cell table:formula="of:=0.5*([.C7]+360-[.F7])" office:value-type="float" office:value="28.85">
            <text:p>28,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ce5" table:formula="of:=[.A8]+[.B8]/60" office:value-type="float" office:value="35.8333333333333">
            <text:p>35,833</text:p>
          </table:table-cell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table:style-name="ce5" table:formula="of:=[.D8]+[.E8]/60" office:value-type="float" office:value="325.116666666667">
            <text:p>325,117</text:p>
          </table:table-cell>
          <table:table-cell/>
          <table:table-cell table:formula="of:=0.5*([.C8]+360-[.F8])" office:value-type="float" office:value="35.3583333333333">
            <text:p>35,35833333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table:style-name="ce5" table:formula="of:=[.A9]+[.B9]/60" office:value-type="float" office:value="43.1166666666667">
            <text:p>43,117</text:p>
          </table:table-cell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table:style-name="ce5" table:formula="of:=[.D9]+[.E9]/60" office:value-type="float" office:value="318.383333333333">
            <text:p>318,383</text:p>
          </table:table-cell>
          <table:table-cell/>
          <table:table-cell table:formula="of:=0.5*([.C9]+360-[.F9])" office:value-type="float" office:value="42.3666666666667">
            <text:p>42,3666666667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lambda</text:p>
          </table:table-cell>
          <table:table-cell office:value-type="float" office:value="589.3">
            <text:p>589,3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5.57499999999999">
            <text:p>5,575</text:p>
          </table:table-cell>
          <table:table-cell office:value-type="float" office:value="1">
            <text:p>1</text:p>
          </table:table-cell>
          <table:table-cell table:formula="of:=SIN([.H3]*PI()/180)/[.$B$12]" office:value-type="float" office:value="0.000164854302749587">
            <text:p>0,000164854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float" office:value="11.65">
            <text:p>11,650</text:p>
          </table:table-cell>
          <table:table-cell office:value-type="float" office:value="2">
            <text:p>2</text:p>
          </table:table-cell>
          <table:table-cell table:formula="of:=SIN([.H4]*PI()/180)/[.$B$12]" office:value-type="float" office:value="0.000342665340474292">
            <text:p>0,000342665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16.825">
            <text:p>16,825</text:p>
          </table:table-cell>
          <table:table-cell office:value-type="float" office:value="3">
            <text:p>3</text:p>
          </table:table-cell>
          <table:table-cell table:formula="of:=SIN([.H5]*PI()/180)/[.$B$12]" office:value-type="float" office:value="0.000491175087134001">
            <text:p>0,00049117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22.6833333333333">
            <text:p>22,683</text:p>
          </table:table-cell>
          <table:table-cell office:value-type="float" office:value="4">
            <text:p>4</text:p>
          </table:table-cell>
          <table:table-cell table:formula="of:=SIN([.H6]*PI()/180)/[.$B$12]" office:value-type="float" office:value="0.000654399576699359">
            <text:p>0,000654399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float" office:value="28.85">
            <text:p>28,850</text:p>
          </table:table-cell>
          <table:table-cell office:value-type="float" office:value="5">
            <text:p>5</text:p>
          </table:table-cell>
          <table:table-cell table:formula="of:=SIN([.H7]*PI()/180)/[.$B$12]" office:value-type="float" office:value="0.000818798935020641">
            <text:p>0,000818798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35.3583333333333">
            <text:p>35,358</text:p>
          </table:table-cell>
          <table:table-cell office:value-type="float" office:value="6">
            <text:p>6</text:p>
          </table:table-cell>
          <table:table-cell table:formula="of:=SIN([.H8]*PI()/180)/[.$B$12]" office:value-type="float" office:value="0.000981992604034902">
            <text:p>0,000981992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float" office:value="42.3666666666667">
            <text:p>42,367</text:p>
          </table:table-cell>
          <table:table-cell office:value-type="float" office:value="7">
            <text:p>7</text:p>
          </table:table-cell>
          <table:table-cell table:formula="of:=SIN([.H9]*PI()/180)/[.$B$12]" office:value-type="float" office:value="0.00114351375800451">
            <text:p>0,0011435138</text:p>
          </table:table-cell>
          <table:table-cell table:number-columns-repeated="4"/>
        </table:table-row>
      </table:table>
      <table:table table:name="2.4" table:style-name="ta1">
        <table:table-column table:style-name="co3" table:number-columns-repeated="7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4" office:value-type="string">
            <text:p>Ordnung</text:p>
          </table:table-cell>
          <table:table-cell table:style-name="ce4" office:value-type="string">
            <text:p>links</text:p>
          </table:table-cell>
          <table:table-cell table:style-name="ce4" table:number-columns-repeated="2"/>
          <table:table-cell table:style-name="ce4" office:value-type="string">
            <text:p>recht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style-name="ce5" table:formula="of:=[.B3]+[.C3]/60" office:value-type="float" office:value="16.5833333333333">
            <text:p>16,583</text:p>
          </table:table-cell>
          <table:table-cell office:value-type="float" office:value="343">
            <text:p>343</text:p>
          </table:table-cell>
          <table:table-cell office:value-type="float" office:value="33">
            <text:p>33</text:p>
          </table:table-cell>
          <table:table-cell table:style-name="ce5" table:formula="of:=[.E3]+[.F3]/60" office:value-type="float" office:value="343.55">
            <text:p>343,550</text:p>
          </table:table-cell>
          <table:table-cell office:value-type="string">
            <text:p>dunkelblau</text:p>
          </table:table-cell>
          <table:table-cell table:style-name="ce5" table:formula="of:=([.D3]+360-[.G3])/2" office:value-type="float" office:value="16.5166666666667">
            <text:p>16,517</text:p>
          </table:table-cell>
          <table:table-cell table:style-name="ce5" table:formula="of:=([.$D$16]/[.A3])*SIN(PI()*[.I3]/180)" office:value-type="float" office:value="471.359853300636">
            <text:p>471,3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style-name="ce5" table:formula="of:=[.B4]+[.C4]/60" office:value-type="float" office:value="16.7166666666667">
            <text:p>16,717</text:p>
          </table:table-cell>
          <table:table-cell office:value-type="float" office:value="343">
            <text:p>343</text:p>
          </table:table-cell>
          <table:table-cell office:value-type="float" office:value="25">
            <text:p>25</text:p>
          </table:table-cell>
          <table:table-cell table:style-name="ce5" table:formula="of:=[.E4]+[.F4]/60" office:value-type="float" office:value="343.416666666667">
            <text:p>343,417</text:p>
          </table:table-cell>
          <table:table-cell office:value-type="string">
            <text:p>blau</text:p>
          </table:table-cell>
          <table:table-cell table:style-name="ce5" table:formula="of:=([.D4]+360-[.G4])/2" office:value-type="float" office:value="16.65">
            <text:p>16,650</text:p>
          </table:table-cell>
          <table:table-cell table:style-name="ce5" table:formula="of:=([.$D$16]/[.A4])*SIN(PI()*[.I4]/180)" office:value-type="float" office:value="475.057708422689">
            <text:p>475,0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5" table:formula="of:=[.B5]+[.C5]/60" office:value-type="float" office:value="17.0833333333333">
            <text:p>17,083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table:style-name="ce5" table:formula="of:=[.E5]+[.F5]/60" office:value-type="float" office:value="343.116666666667">
            <text:p>343,117</text:p>
          </table:table-cell>
          <table:table-cell office:value-type="string">
            <text:p>türkis</text:p>
          </table:table-cell>
          <table:table-cell table:style-name="ce5" table:formula="of:=([.D5]+360-[.G5])/2" office:value-type="float" office:value="16.9833333333333">
            <text:p>16,983</text:p>
          </table:table-cell>
          <table:table-cell table:style-name="ce5" table:formula="of:=([.$D$16]/[.A5])*SIN(PI()*[.I5]/180)" office:value-type="float" office:value="484.291047172984">
            <text:p>484,2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5" table:formula="of:=[.B6]+[.C6]/60" office:value-type="float" office:value="18.0666666666667">
            <text:p>18,067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table:style-name="ce5" table:formula="of:=[.E6]+[.F6]/60" office:value-type="float" office:value="342.083333333333">
            <text:p>342,083</text:p>
          </table:table-cell>
          <table:table-cell office:value-type="string">
            <text:p>grün</text:p>
          </table:table-cell>
          <table:table-cell table:style-name="ce5" table:formula="of:=([.D6]+360-[.G6])/2" office:value-type="float" office:value="17.9916666666667">
            <text:p>17,992</text:p>
          </table:table-cell>
          <table:table-cell table:style-name="ce5" table:formula="of:=([.$D$16]/[.A6])*SIN(PI()*[.I6]/180)" office:value-type="float" office:value="512.12082747159">
            <text:p>512,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style-name="ce5" table:formula="of:=[.B7]+[.C7]/60" office:value-type="float" office:value="22.9">
            <text:p>22,900</text:p>
          </table:table-cell>
          <table:table-cell office:value-type="float" office:value="337">
            <text:p>337</text:p>
          </table:table-cell>
          <table:table-cell office:value-type="float" office:value="22">
            <text:p>22</text:p>
          </table:table-cell>
          <table:table-cell table:style-name="ce5" table:formula="of:=[.E7]+[.F7]/60" office:value-type="float" office:value="337.366666666667">
            <text:p>337,367</text:p>
          </table:table-cell>
          <table:table-cell office:value-type="string">
            <text:p>rot</text:p>
          </table:table-cell>
          <table:table-cell table:style-name="ce5" table:formula="of:=([.D7]+360-[.G7])/2" office:value-type="float" office:value="22.7666666666666">
            <text:p>22,767</text:p>
          </table:table-cell>
          <table:table-cell table:style-name="ce5" table:formula="of:=([.$D$16]/[.A7])*SIN(PI()*[.I7]/180)" office:value-type="float" office:value="641.611518011538">
            <text:p>641,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style-name="ce5" table:formula="of:=[.B8]+[.C8]/60" office:value-type="float" office:value="35.0833333333333">
            <text:p>35,083</text:p>
          </table:table-cell>
          <table:table-cell office:value-type="float" office:value="325">
            <text:p>325</text:p>
          </table:table-cell>
          <table:table-cell office:value-type="float" office:value="41">
            <text:p>41</text:p>
          </table:table-cell>
          <table:table-cell table:style-name="ce5" table:formula="of:=[.E8]+[.F8]/60" office:value-type="float" office:value="325.683333333333">
            <text:p>325,683</text:p>
          </table:table-cell>
          <table:table-cell office:value-type="string">
            <text:p>dunkelblau</text:p>
          </table:table-cell>
          <table:table-cell table:style-name="ce5" table:formula="of:=([.D8]+360-[.G8])/2" office:value-type="float" office:value="34.7">
            <text:p>34,700</text:p>
          </table:table-cell>
          <table:table-cell table:style-name="ce5" table:formula="of:=([.$D$16]/[.A8])*SIN(PI()*[.I8]/180)" office:value-type="float" office:value="471.93272492417">
            <text:p>471,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style-name="ce5" table:formula="of:=[.B9]+[.C9]/60" office:value-type="float" office:value="35.4166666666667">
            <text:p>35,417</text:p>
          </table:table-cell>
          <table:table-cell office:value-type="float" office:value="325">
            <text:p>325</text:p>
          </table:table-cell>
          <table:table-cell office:value-type="float" office:value="24">
            <text:p>24</text:p>
          </table:table-cell>
          <table:table-cell table:style-name="ce5" table:formula="of:=[.E9]+[.F9]/60" office:value-type="float" office:value="325.4">
            <text:p>325,400</text:p>
          </table:table-cell>
          <table:table-cell office:value-type="string">
            <text:p>blau</text:p>
          </table:table-cell>
          <table:table-cell table:style-name="ce5" table:formula="of:=([.D9]+360-[.G9])/2" office:value-type="float" office:value="35.0083333333334">
            <text:p>35,008</text:p>
          </table:table-cell>
          <table:table-cell table:style-name="ce5" table:formula="of:=([.$D$16]/[.A9])*SIN(PI()*[.I9]/180)" office:value-type="float" office:value="475.593628457905">
            <text:p>475,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style-name="ce5" table:formula="of:=[.B10]+[.C10]/60" office:value-type="float" office:value="36.2166666666667">
            <text:p>36,217</text:p>
          </table:table-cell>
          <table:table-cell office:value-type="float" office:value="324">
            <text:p>324</text:p>
          </table:table-cell>
          <table:table-cell office:value-type="float" office:value="39">
            <text:p>39</text:p>
          </table:table-cell>
          <table:table-cell table:style-name="ce5" table:formula="of:=[.E10]+[.F10]/60" office:value-type="float" office:value="324.65">
            <text:p>324,650</text:p>
          </table:table-cell>
          <table:table-cell office:value-type="string">
            <text:p>türkis</text:p>
          </table:table-cell>
          <table:table-cell table:style-name="ce5" table:formula="of:=([.D10]+360-[.G10])/2" office:value-type="float" office:value="35.7833333333334">
            <text:p>35,783</text:p>
          </table:table-cell>
          <table:table-cell table:style-name="ce5" table:formula="of:=([.$D$16]/[.A10])*SIN(PI()*[.I10]/180)" office:value-type="float" office:value="484.734306991481">
            <text:p>484,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style-name="ce5" table:formula="of:=[.B11]+[.C11]/60" office:value-type="float" office:value="38.6666666666667">
            <text:p>38,667</text:p>
          </table:table-cell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table:style-name="ce5" table:formula="of:=[.E11]+[.F11]/60" office:value-type="float" office:value="322.283333333333">
            <text:p>322,283</text:p>
          </table:table-cell>
          <table:table-cell office:value-type="string">
            <text:p>grün</text:p>
          </table:table-cell>
          <table:table-cell table:style-name="ce5" table:formula="of:=([.D11]+360-[.G11])/2" office:value-type="float" office:value="38.1916666666667">
            <text:p>38,192</text:p>
          </table:table-cell>
          <table:table-cell table:style-name="ce5" table:formula="of:=([.$D$16]/[.A11])*SIN(PI()*[.I11]/180)" office:value-type="float" office:value="512.565801078463">
            <text:p>512,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style-name="ce5" table:formula="of:=[.B12]+[.C12]/60" office:value-type="float" office:value="51.8">
            <text:p>51,800</text:p>
          </table:table-cell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table:style-name="ce5" table:formula="of:=[.E12]+[.F12]/60" office:value-type="float" office:value="310.366666666667">
            <text:p>310,367</text:p>
          </table:table-cell>
          <table:table-cell office:value-type="string">
            <text:p>rot</text:p>
          </table:table-cell>
          <table:table-cell table:style-name="ce5" table:formula="of:=([.D12]+360-[.G12])/2" office:value-type="float" office:value="50.7166666666667">
            <text:p>50,717</text:p>
          </table:table-cell>
          <table:table-cell table:style-name="ce5" table:formula="of:=([.$D$16]/[.A12])*SIN(PI()*[.I12]/180)" office:value-type="float" office:value="641.666244189731">
            <text:p>641,66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g</text:p>
          </table:table-cell>
          <table:table-cell office:value-type="float" office:value="1658">
            <text:p>1658</text:p>
          </table:table-cell>
          <table:table-cell office:value-type="string">
            <text:p>nm</text:p>
          </table:table-cell>
          <table:table-cell/>
          <table:table-cell office:value-type="string">
            <text:p>dunkelblau</text:p>
          </table:table-cell>
          <table:table-cell table:style-name="ce5" table:formula="of:=0.5*([.J3]+[.J8])" office:value-type="float" office:value="471.646289112403">
            <text:p>471,6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lau</text:p>
          </table:table-cell>
          <table:table-cell table:style-name="ce5" table:formula="of:=0.5*([.J4]+[.J9])" office:value-type="float" office:value="475.325668440297">
            <text:p>475,32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ürkis</text:p>
          </table:table-cell>
          <table:table-cell table:style-name="ce5" table:formula="of:=0.5*([.J5]+[.J10])" office:value-type="float" office:value="484.512677082233">
            <text:p>484,5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rün</text:p>
          </table:table-cell>
          <table:table-cell table:style-name="ce5" table:formula="of:=0.5*([.J6]+[.J11])" office:value-type="float" office:value="512.343314275027">
            <text:p>512,3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style-name="ce5" table:formula="of:=0.5*([.J7]+[.J12])" office:value-type="float" office:value="641.638881100634">
            <text:p>641,639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number number:decimal-places="16" number:min-integer-digits="1"/>
    </number:number-style>
    <number:number-style style:name="N116">
      <number:number number:decimal-places="17" number:min-integer-digits="1"/>
    </number:number-style>
    <number:number-style style:name="N117">
      <number:number number:decimal-places="18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20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 style:data-style-name="N2" text:time-value="0000-00-00T11:44: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5:13:47</meta:creation-date>
    <dc:date>2013-06-06T11:46:13</dc:date>
    <meta:editing-duration>PT13M2S</meta:editing-duration>
    <meta:editing-cycles>5</meta:editing-cycles>
    <meta:generator>LibreOffice/4.0.2.2$Linux_X86_64 LibreOffice_project/400m0$Build-2</meta:generator>
    <meta:document-statistic meta:table-count="7" meta:cell-count="368" meta:object-count="0"/>
  </office:meta>
</office:document-meta>
</file>